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ddingElement.notifyLayoutManager( MinOptMax effective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ddingEl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ddingElement.PaddingElement( Position position , CondLengthProperty condLength , RelSide side , boolean isFirst , boolean isLast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